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y2sRGBRed.copyData( WritableRaster w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Any2sRGBRed.fixSampleModel( CachableRed sr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ny2sRGBRed.applyLut_INT( WritableRaster wr , final int [ ] l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ny2sRGBRed.is_INT_PACK_COMP( SampleModel sm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ny2sRGBRed.fixColorModel( CachableRed sr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ny2sRGBRed.Any2sRGBRed( CachableRed 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